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15.31pt"/>
    </style:style>
    <style:style style:name="co5" style:family="table-column">
      <style:table-column-properties fo:break-before="auto" style:column-width="29.14pt"/>
    </style:style>
    <style:style style:name="co6" style:family="table-column">
      <style:table-column-properties fo:break-before="auto" style:column-width="272.24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25pt"/>
    </style:style>
    <style:style style:name="co9" style:family="table-column">
      <style:table-column-properties fo:break-before="auto" style:column-width="27.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26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2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3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4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6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0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परिचय.</text:p>
          </table:table-cell>
          <table:table-cell table:style-name="ce1" office:value-type="string" calcext:value-type="string">
            <text:p>क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pproach</text:p>
          </table:table-cell>
          <table:table-cell table:style-name="ce2" office:value-type="string" calcext:value-type="string">
            <text:p>cosmos</text:p>
          </table:table-cell>
          <table:table-cell table:style-name="ce2" office:value-type="string" calcext:value-type="string">
            <text:p>stitch</text:p>
          </table:table-cell>
          <table:table-cell table:style-name="ce2"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निय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owder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li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कानू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wfu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b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असंख्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innumerable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wi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कार्यक्ष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meri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अद्विती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queness</text:p>
          </table:table-cell>
          <table:table-cell table:style-name="ce2" office:value-type="string" calcext:value-type="string">
            <text:p>teach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r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जरूर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brea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प्रशि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pouch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skip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्रवा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te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क्र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virtu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्रकृ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haracterisation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worl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आश्र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sort</text:p>
          </table:table-cell>
          <table:table-cell table:style-name="ce2" office:value-type="string" calcext:value-type="string">
            <text:p>much</text:p>
          </table:table-cell>
          <table:table-cell table:style-name="ce2" office:value-type="string" calcext:value-type="string">
            <text:p>fluid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produc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क्रीड़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crunch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hap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संघ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asse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मौज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sence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व्य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ersonify</text:p>
          </table:table-cell>
          <table:table-cell table:style-name="ce2" office:value-type="string" calcext:value-type="string">
            <text:p>speech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essio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अंतरि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st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संध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such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music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दर्ज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gistration</text:p>
          </table:table-cell>
          <table:table-cell table:style-name="ce2" office:value-type="string" calcext:value-type="string">
            <text:p>attach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fee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वर्ग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atalogue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assem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आधारि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segme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उत्पत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string" calcext:value-type="string">
            <text:p>are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िख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rest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परि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विस्म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tonishment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roam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sca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रंगी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lourful</text:p>
          </table:table-cell>
          <table:table-cell table:style-name="ce2" office:value-type="string" calcext:value-type="string">
            <text:p>hatch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throug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वर्ण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tch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yndicate</text:p>
          </table:table-cell>
          <table:table-cell table:style-name="ce2" office:value-type="string" calcext:value-type="string">
            <text:p>fo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सार.</text:p>
          </table:table-cell>
          <table:table-cell table:style-name="ce1" office:value-type="string" calcext:value-type="string">
            <text:p>प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course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अर्थात.</text:p>
          </table:table-cell>
          <table:table-cell table:style-name="ce1" office:value-type="string" calcext:value-type="string">
            <text:p>श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mai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संग्रह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prede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अभिध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cr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un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समीक्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prop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पद्ध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aw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प्रग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le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कहान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en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हेल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cret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r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ग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त्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ent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decl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प्रान्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bracke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h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तालिक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chart</text:p>
          </table:table-cell>
          <table:table-cell table:style-name="ce2" office:value-type="string" calcext:value-type="string">
            <text:p>f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खब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ven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सीम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string" calcext:value-type="string">
            <text:p>fla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per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छ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league</text:p>
          </table:table-cell>
          <table:table-cell table:style-name="ce2" office:value-type="string" calcext:value-type="string">
            <text:p>bucket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befo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ता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routine</text:p>
          </table:table-cell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क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corn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अंश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ontain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af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पं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supply</text:p>
          </table:table-cell>
          <table:table-cell table:style-name="ce2" office:value-type="string" calcext:value-type="string">
            <text:p>h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प्रमा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of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t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्रेण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अनुपा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निश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c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यु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ogic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ruc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सामग्र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ffix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uc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शब्द.</text:p>
          </table:table-cell>
          <table:table-cell table:style-name="ce1" office:value-type="string" calcext:value-type="string">
            <text:p>स्मर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fund</text:p>
          </table:table-cell>
          <table:table-cell table:number-columns-repeated="1015"/>
        </table:table-row>
        <table:table-row table:style-name="ro1" table:number-rows-repeated="942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3"/>
          <table:table-cell table:style-name="ce4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5" office:value-type="string" calcext:value-type="string">
            <text:p>Order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Standard</text:p>
          </table:table-cell>
          <table:table-cell table:style-name="ce14" office:value-type="string" calcext:value-type="string">
            <text:p>Rate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string" calcext:value-type="string">
            <text:p>Example</text:p>
          </table:table-cell>
          <table:table-cell table:style-name="ce14" office:value-type="string" calcext:value-type="string">
            <text:p>Price</text:p>
          </table:table-cell>
          <table:table-cell table:style-name="ce19" office:value-type="string" calcext:value-type="string">
            <text:p>Sum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6"/>
          <table:table-cell table:style-name="ce3" table:number-columns-repeated="6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string" calcext:value-type="string">
            <text:p>#</text:p>
          </table:table-cell>
          <table:table-cell table:style-name="ce3" office:value-type="string" calcext:value-type="string">
            <text:p><text:span text:style-name="T1">200</text:span><text:span text:style-name="T2">{</text:span><text:span text:style-name="T3">2, 4, 5, 8, 10, 20, 25, 40, 50, 100</text:span><text:span text:style-name="T4">}:#</text:span><text:span text:style-name="T5">About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6"/>
          <table:table-cell table:style-name="ce3" table:number-columns-repeated="6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a</text:p>
          </table:table-cell>
          <table:table-cell table:style-name="ce15" office:value-type="string" calcext:value-type="string">
            <text:p><text:span text:style-name="T1">195</text:span><text:span text:style-name="T2">{</text:span><text:span text:style-name="T3">3, 5, 13, 15, 39, 65</text:span><text:span text:style-name="T4">}:#</text:span><text:span text:style-name="T5">Work</text:span><text:span text:style-name="T6">##</text:span></text:p>
          </table:table-cell>
          <table:table-cell table:style-name="ce15" table:number-columns-repeated="5"/>
          <table:table-cell table:style-name="ce21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1">58</text:span><text:span text:style-name="T2">{</text:span><text:span text:style-name="T3">2, 29</text:span><text:span text:style-name="T4">}:#</text:span><text:span text:style-name="T5">Palm</text:span><text:span text:style-name="T6">##</text:span></text:p>
          </table:table-cell>
          <table:table-cell table:style-name="ce16" office:value-type="string" calcext:value-type="string">
            <text:p>Tea Cup</text:p>
          </table:table-cell>
          <table:table-cell table:style-name="ce16"/>
          <table:table-cell table:style-name="ce3"/>
          <table:table-cell table:style-name="ce16" office:value-type="string" calcext:value-type="string">
            <text:p>Electric UPS</text:p>
          </table:table-cell>
          <table:table-cell table:style-name="ce16" office:value-type="float" office:value="2699" calcext:value-type="float">
            <text:p>2699</text:p>
          </table:table-cell>
          <table:table-cell table:style-name="ce22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367</text:span><text:span text:style-name="T2">{</text:span><text:span text:style-name="T3">2, 4, 8, 47, 94, 188</text:span><text:span text:style-name="T4">}:#</text:span><text:span text:style-name="T5">Claim</text:span><text:span text:style-name="T6">##</text:span></text:p>
          </table:table-cell>
          <table:table-cell table:style-name="ce3" office:value-type="string" calcext:value-type="string">
            <text:p>Sleeping Pillow</text:p>
          </table:table-cell>
          <table:table-cell table:style-name="ce3" table:number-columns-repeated="2"/>
          <table:table-cell table:style-name="ce3" office:value-type="string" calcext:value-type="string">
            <text:p>Display Unit</text:p>
          </table:table-cell>
          <table:table-cell table:style-name="ce3" office:value-type="float" office:value="3265" calcext:value-type="float">
            <text:p>326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323</text:span><text:span text:style-name="T2">{</text:span><text:span text:style-name="T3">17, 19</text:span><text:span text:style-name="T4">}:#</text:span><text:span text:style-name="T5">Book</text:span><text:span text:style-name="T6">##</text:span></text:p>
          </table:table-cell>
          <table:table-cell table:style-name="ce3" office:value-type="string" calcext:value-type="string">
            <text:p>Electric Extension</text:p>
          </table:table-cell>
          <table:table-cell table:style-name="ce3" table:number-columns-repeated="2"/>
          <table:table-cell table:style-name="ce3" office:value-type="string" calcext:value-type="string">
            <text:p>USB Hub</text:p>
          </table:table-cell>
          <table:table-cell table:style-name="ce3" office:value-type="float" office:value="184" calcext:value-type="float">
            <text:p>184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355</text:span><text:span text:style-name="T2">{</text:span><text:span text:style-name="T3">5, 71</text:span><text:span text:style-name="T4">}:#</text:span><text:span text:style-name="T5">Capital</text:span><text:span text:style-name="T6">##</text:span></text:p>
          </table:table-cell>
          <table:table-cell table:style-name="ce3" office:value-type="string" calcext:value-type="string">
            <text:p>Remote Lighting</text:p>
          </table:table-cell>
          <table:table-cell table:style-name="ce3" table:number-columns-repeated="2"/>
          <table:table-cell table:style-name="ce3" office:value-type="string" calcext:value-type="string">
            <text:p>USB Light</text:p>
          </table:table-cell>
          <table:table-cell table:style-name="ce3" office:value-type="float" office:value="155" calcext:value-type="float">
            <text:p>15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162</text:span><text:span text:style-name="T2">{</text:span><text:span text:style-name="T3">2, 3, 6, 9, 18, 27, 54, 81</text:span><text:span text:style-name="T4">}:#</text:span><text:span text:style-name="T5">Watch</text:span><text:span text:style-name="T6">##</text:span></text:p>
          </table:table-cell>
          <table:table-cell table:style-name="ce3" office:value-type="string" calcext:value-type="string">
            <text:p>Insect Protector</text:p>
          </table:table-cell>
          <table:table-cell table:style-name="ce3" table:number-columns-repeated="2"/>
          <table:table-cell table:style-name="ce3" office:value-type="string" calcext:value-type="string">
            <text:p>Mosquito Zapper</text:p>
          </table:table-cell>
          <table:table-cell table:style-name="ce3" office:value-type="float" office:value="362" calcext:value-type="float">
            <text:p>362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267</text:span><text:span text:style-name="T2">{</text:span><text:span text:style-name="T3">3, 89</text:span><text:span text:style-name="T4">}:#</text:span><text:span text:style-name="T5">Task</text:span><text:span text:style-name="T6">##</text:span></text:p>
          </table:table-cell>
          <table:table-cell table:style-name="ce3" office:value-type="string" calcext:value-type="string">
            <text:p>Body Perfume</text:p>
          </table:table-cell>
          <table:table-cell table:style-name="ce3" table:number-columns-repeated="2"/>
          <table:table-cell table:style-name="ce3" office:value-type="string" calcext:value-type="string">
            <text:p>Thermal Paste</text:p>
          </table:table-cell>
          <table:table-cell table:style-name="ce3" office:value-type="float" office:value="135" calcext:value-type="float">
            <text:p>13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497</text:span><text:span text:style-name="T2">{</text:span><text:span text:style-name="T3">7, 71</text:span><text:span text:style-name="T4">}:#</text:span><text:span text:style-name="T5">Entertainment</text:span><text:span text:style-name="T6">##</text:span></text:p>
          </table:table-cell>
          <table:table-cell table:style-name="ce3" office:value-type="string" calcext:value-type="string">
            <text:p>Table Fan</text:p>
          </table:table-cell>
          <table:table-cell table:style-name="ce3"/>
          <table:table-cell table:style-name="ce3">
            <office:annotation draw:style-name="gr1" draw:text-style-name="P2" svg:width="200.69pt" svg:height="28.09pt" svg:x="459.18pt" svg:y="211.72pt" draw:caption-point-x="-11.54pt" draw:caption-point-y="-22.45pt">
              <dc:date>2025-04-02T00:00:00</dc:date>
              <text:p text:style-name="P1">340{2, 4, 5, 10, 17, 20, 34, 68, 85, 170}:Dream</text:p>
            </office:annotation>
          </table:table-cell>
          <table:table-cell table:style-name="ce3" office:value-type="string" calcext:value-type="string">
            <text:p>TV Mount</text:p>
          </table:table-cell>
          <table:table-cell table:style-name="ce3" office:value-type="float" office:value="207" calcext:value-type="float">
            <text:p>207</text:p>
          </table:table-cell>
          <table:table-cell table:style-name="ce20" office:value-type="string" calcext:value-type="string">
            <office:annotation draw:style-name="gr1" draw:text-style-name="P2" svg:width="280.6pt" svg:height="26.99pt" svg:x="589.75pt" svg:y="212.26pt" draw:caption-point-x="-11.54pt" draw:caption-point-y="-22.99pt">
              <dc:date>2025-04-02T00:00:00</dc:date>
              <text:p text:style-name="P1">284{2, 4, 71, 142}:Power</text:p>
            </office:annotation>
            <text:p>= 7007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575</text:span><text:span text:style-name="T2">{</text:span><text:span text:style-name="T3">5, 23, 25, 115</text:span><text:span text:style-name="T4">}:#</text:span><text:span text:style-name="T5">Board</text:span><text:span text:style-name="T6">##</text:span></text:p>
          </table:table-cell>
          <table:table-cell table:style-name="ce3" office:value-type="string" calcext:value-type="string">
            <text:p>Musical Device</text:p>
          </table:table-cell>
          <table:table-cell table:style-name="ce3" table:number-columns-repeated="2"/>
          <table:table-cell table:style-name="ce3" office:value-type="string" calcext:value-type="string">
            <text:p>Electronic Slate</text:p>
          </table:table-cell>
          <table:table-cell table:style-name="ce3" office:value-type="float" office:value="247" calcext:value-type="float">
            <text:p>247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1">322</text:span><text:span text:style-name="T2">{</text:span><text:span text:style-name="T3">2, 7, 14, 23, 46, 161</text:span><text:span text:style-name="T4">}:#</text:span><text:span text:style-name="T5">Project</text:span><text:span text:style-name="T6">##</text:span></text:p>
          </table:table-cell>
          <table:table-cell table:style-name="ce3" office:value-type="string" calcext:value-type="string">
            <text:p>Leather Bel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3" office:value-type="string" calcext:value-type="string">
            <text:p><text:span text:style-name="T1">301</text:span><text:span text:style-name="T2">{</text:span><text:span text:style-name="T3">7, 43</text:span><text:span text:style-name="T4">}:#</text:span><text:span text:style-name="T5">Win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1">168</text:span><text:span text:style-name="T2">{</text:span><text:span text:style-name="T3">2, 3, 4, 6, 7, 8, 12, 14, 21, 24, 28, 42, 56, 84</text:span><text:span text:style-name="T4">}:#</text:span><text:span text:style-name="T5">Metal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3" calcext:value-type="float">
            <text:p>13</text:p>
          </table:table-cell>
          <table:table-cell table:style-name="ce3" office:value-type="string" calcext:value-type="string">
            <text:p><text:span text:style-name="T1">306</text:span><text:span text:style-name="T2">{</text:span><text:span text:style-name="T3">2, 3, 6, 9, 17, 18, 34, 51, 102, 153</text:span><text:span text:style-name="T4">}:#</text:span><text:span text:style-name="T5">Compile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1">374</text:span><text:span text:style-name="T2">{</text:span><text:span text:style-name="T3">2, 11, 17, 22, 34, 187</text:span><text:span text:style-name="T4">}:#</text:span><text:span text:style-name="T5">Clear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5" calcext:value-type="float">
            <text:p>15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6" calcext:value-type="float">
            <text:p>16</text:p>
          </table:table-cell>
          <table:table-cell table:style-name="ce3" office:value-type="string" calcext:value-type="string">
            <text:p><text:span text:style-name="T1">143</text:span><text:span text:style-name="T2">{</text:span><text:span text:style-name="T3">11, 13</text:span><text:span text:style-name="T4">}:#</text:span><text:span text:style-name="T5">Border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7" calcext:value-type="float">
            <text:p>17</text:p>
          </table:table-cell>
          <table:table-cell table:style-name="ce3" office:value-type="string" calcext:value-type="string">
            <text:p><text:span text:style-name="T1">346</text:span><text:span text:style-name="T2">{</text:span><text:span text:style-name="T3">2, 173</text:span><text:span text:style-name="T4">}:#</text:span><text:span text:style-name="T5">Concept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8" calcext:value-type="float">
            <text:p>18</text:p>
          </table:table-cell>
          <table:table-cell table:style-name="ce3" office:value-type="string" calcext:value-type="string">
            <text:p><text:span text:style-name="T1">392</text:span><text:span text:style-name="T2">{</text:span><text:span text:style-name="T3">2, 4, 7, 8, 14, 28, 49, 56, 98, 196</text:span><text:span text:style-name="T4">}:#</text:span><text:span text:style-name="T5">Zip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9" calcext:value-type="float">
            <text:p>19</text:p>
          </table:table-cell>
          <table:table-cell table:style-name="ce3" office:value-type="string" calcext:value-type="string">
            <text:p><text:span text:style-name="T1">328</text:span><text:span text:style-name="T2">{</text:span><text:span text:style-name="T3">2, 4, 8, 41, 82, 164</text:span><text:span text:style-name="T4">}:#</text:span><text:span text:style-name="T5">Flag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380</text:span><text:span text:style-name="T2">{</text:span><text:span text:style-name="T3">2, 4, 5, 10, 19, 20, 38, 76, 95, 190</text:span><text:span text:style-name="T4">}:#</text:span><text:span text:style-name="T5">Jack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21" calcext:value-type="float">
            <text:p>21</text:p>
          </table:table-cell>
          <table:table-cell table:style-name="ce3" office:value-type="string" calcext:value-type="string">
            <text:p><text:span text:style-name="T7">373</text:span><text:span text:style-name="T8">{}:#</text:span><text:span text:style-name="T9">Meet</text:span><text:span text:style-name="T10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22" calcext:value-type="float">
            <text:p>22</text:p>
          </table:table-cell>
          <table:table-cell table:style-name="ce3" office:value-type="string" calcext:value-type="string">
            <text:p><text:span text:style-name="T1">398</text:span><text:span text:style-name="T2">{</text:span><text:span text:style-name="T3">2, 199</text:span><text:span text:style-name="T4">}:#</text:span><text:span text:style-name="T5">Pack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23" calcext:value-type="float">
            <text:p>23</text:p>
          </table:table-cell>
          <table:table-cell table:style-name="ce3" office:value-type="string" calcext:value-type="string">
            <text:p><text:span text:style-name="T1">292</text:span><text:span text:style-name="T2">{</text:span><text:span text:style-name="T3">2, 4, 73, 146</text:span><text:span text:style-name="T4">}:#</text:span><text:span text:style-name="T5">Sharp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24" calcext:value-type="float">
            <text:p>24</text:p>
          </table:table-cell>
          <table:table-cell table:style-name="ce3" office:value-type="string" calcext:value-type="string">
            <text:p><text:span text:style-name="T7">571</text:span><text:span text:style-name="T8">{}:#</text:span><text:span text:style-name="T9">Soccer</text:span><text:span text:style-name="T10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25" calcext:value-type="float">
            <text:p>25</text:p>
          </table:table-cell>
          <table:table-cell table:style-name="ce3" office:value-type="string" calcext:value-type="string">
            <text:p><text:span text:style-name="T1">170</text:span><text:span text:style-name="T2">{</text:span><text:span text:style-name="T3">2, 5, 10, 17, 34, 85</text:span><text:span text:style-name="T4">}:#</text:span><text:span text:style-name="T5">Up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0" office:value-type="float" office:value="26" calcext:value-type="float">
            <text:p>26</text:p>
          </table:table-cell>
          <table:table-cell table:style-name="ce17" office:value-type="string" calcext:value-type="string">
            <text:p><text:span text:style-name="T1">291</text:span><text:span text:style-name="T2">{</text:span><text:span text:style-name="T3">3, 97</text:span><text:span text:style-name="T4">}:#</text:span><text:span text:style-name="T5">Piece</text:span><text:span text:style-name="T6">##</text:span></text:p>
          </table:table-cell>
          <table:table-cell table:style-name="ce17" table:number-columns-repeated="2"/>
          <table:table-cell table:style-name="ce3"/>
          <table:table-cell table:style-name="ce17" table:number-columns-repeated="2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z</text:p>
          </table:table-cell>
          <table:table-cell table:style-name="ce15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</text:span><text:span text:style-name="T5">Mirror</text:span><text:span text:style-name="T6">##</text:span></text:p>
          </table:table-cell>
          <table:table-cell table:style-name="ce15" table:number-columns-repeated="5"/>
          <table:table-cell table:style-name="ce21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16" table:number-columns-repeated="3"/>
          <table:table-cell table:style-name="ce3"/>
          <table:table-cell table:style-name="ce16" table:number-columns-repeated="2"/>
          <table:table-cell table:style-name="ce22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string" calcext:value-type="string">
            <text:p>#</text:p>
          </table:table-cell>
          <table:table-cell table:style-name="ce3" office:value-type="string" calcext:value-type="string">
            <text:p><text:span text:style-name="T1">469</text:span><text:span text:style-name="T2">{</text:span><text:span text:style-name="T3">7, 67</text:span><text:span text:style-name="T4">}:#</text:span><text:span text:style-name="T5">Tether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2"/>
          <table:table-cell table:style-name="ce18" table:number-columns-repeated="6"/>
          <table:table-cell table:style-name="ce24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3"/>
          <table:table-cell table:style-name="ce3" table:number-columns-repeated="6"/>
          <table:table-cell table:style-name="ce25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3"/>
          <table:table-cell table:style-name="ce3" table:number-columns-repeated="6"/>
          <table:table-cell table:style-name="ce25"/>
          <table:table-cell table:style-name="ce3" table:number-columns-repeated="14"/>
          <table:table-cell table:number-columns-repeated="1001"/>
        </table:table-row>
        <table:table-row table:style-name="ro1" table:number-rows-repeated="984">
          <table:table-cell table:style-name="ce3"/>
          <table:table-cell table:style-name="ce13"/>
          <table:table-cell table:style-name="ce3" table:number-columns-repeated="6"/>
          <table:table-cell table:style-name="ce25"/>
          <table:table-cell table:style-name="ce3" table:number-columns-repeated="14"/>
          <table:table-cell table:number-columns-repeated="1001"/>
        </table:table-row>
        <table:table-row table:style-name="ro2" table:number-rows-repeated="1047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42" meta:object-count="0"/>
    <meta:generator>LibreOfficeDev/6.0.5.2$Linux_X86_64 LibreOffice_project/</meta:generator>
  </office:meta>
</office:document-meta>
</file>